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officeooo:paragraph-rsid="0010da80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normal" officeooo:paragraph-rsid="001211b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paragraph-rsid="0015cf7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0da80" officeooo:paragraph-rsid="0010da80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normal" style:text-underline-style="none" fo:font-weight="bold" officeooo:rsid="0010da80" officeooo:paragraph-rsid="0010da80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10da80" officeooo:paragraph-rsid="0010da80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language="de" fo:country="DE" fo:font-style="normal" style:text-underline-style="none" fo:font-weight="normal" officeooo:rsid="0010da80" officeooo:paragraph-rsid="0010da80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officeooo:rsid="0010da80" officeooo:paragraph-rsid="0010da80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1211b2" officeooo:paragraph-rsid="001211b2" fo:background-color="#ffff00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18ff3d" officeooo:paragraph-rsid="0018ff3d" fo:background-color="#ffff0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1211b2" officeooo:paragraph-rsid="001211b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officeooo:rsid="0014ff6d" officeooo:paragraph-rsid="0014ff6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normal" officeooo:rsid="00154f3d" officeooo:paragraph-rsid="00154f3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15cf79" officeooo:paragraph-rsid="0015cf7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none" fo:font-weight="normal" officeooo:rsid="001211b2" officeooo:paragraph-rsid="001211b2" fo:background-color="#ff000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15cf79" officeooo:paragraph-rsid="0015cf79" fo:background-color="#ff000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italic" style:text-underline-style="none" fo:font-weight="normal" officeooo:rsid="0010da80" officeooo:paragraph-rsid="0010da80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font-size="12pt" fo:font-style="italic" style:text-underline-style="none" fo:font-weight="bold" officeooo:rsid="001211b2" officeooo:paragraph-rsid="001211b2" fo:background-color="transparent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0da80"/>
    </style:style>
    <style:style style:name="T2" style:family="text">
      <style:text-properties fo:font-style="italic" officeooo:rsid="0010da80" style:font-style-asian="italic" style:font-style-complex="italic"/>
    </style:style>
    <style:style style:name="T3" style:family="text">
      <style:text-properties officeooo:rsid="001211b2"/>
    </style:style>
    <style:style style:name="T4" style:family="text">
      <style:text-properties officeooo:rsid="001211b2" fo:background-color="#ff0000"/>
    </style:style>
    <style:style style:name="T5" style:family="text">
      <style:text-properties officeooo:rsid="0013a240" fo:background-color="#ff0000"/>
    </style:style>
    <style:style style:name="T6" style:family="text">
      <style:text-properties officeooo:rsid="001529ae" fo:background-color="#ff0000"/>
    </style:style>
    <style:style style:name="T7" style:family="text">
      <style:text-properties officeooo:rsid="0015cf79" fo:background-color="#ff0000"/>
    </style:style>
    <style:style style:name="T8" style:family="text">
      <style:text-properties officeooo:rsid="0015cf79"/>
    </style:style>
    <style:style style:name="T9" style:family="text">
      <style:text-properties fo:font-size="18pt" officeooo:rsid="00177e04" style:font-size-asian="18pt" style:font-size-complex="18pt"/>
    </style:style>
    <style:style style:name="T10" style:family="text">
      <style:text-properties fo:font-size="18pt" fo:font-style="italic" style:text-underline-style="solid" style:text-underline-width="auto" style:text-underline-color="font-color" fo:font-weight="bold" officeooo:rsid="00177e04" style:font-size-asian="18pt" style:font-style-asian="italic" style:font-weight-asian="bold" style:font-size-complex="18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1.1 Hauptplatine:</text:p>
      <text:p text:style-name="P4"/>
      <text:p text:style-name="P5"/>
      <text:p text:style-name="P5"/>
      <text:p text:style-name="P6">1.1.1 <text:tab/>Prozessor (CPU):</text:p>
      <text:p text:style-name="P5"/>
      <text:p text:style-name="P1"><text:span text:style-name="T2">Rechenwerk (ALU)</text:span><text:span text:style-name="T1"><text:line-break/></text:span></text:p>
      <text:p text:style-name="P8">- Führt aretmetische und logische Rechenoperationen aus</text:p>
      <text:p text:style-name="P8"/>
      <text:p text:style-name="P8"/>
      <text:p text:style-name="P17">Leitwerk (Steuerwerk)</text:p>
      <text:p text:style-name="P8"/>
      <text:p text:style-name="P8">- Steruert und kontrolliert sämtliche Programmabläufe</text:p>
      <text:p text:style-name="P8"/>
      <text:p text:style-name="P8"/>
      <text:p text:style-name="P9">Siehe Blockschaltbild (Processor)</text:p>
      <text:p text:style-name="P9"/>
      <text:p text:style-name="P9"/>
      <text:p text:style-name="P18"/>
      <text:p text:style-name="P18">Prozessorkenngrößen:</text:p>
      <text:p text:style-name="P18"/>
      <text:p text:style-name="P2"><text:span text:style-name="T3">1. CPU-Taktfrequenz = <text:tab/>Ist ein Maß für die Geschwindigkeit, wie ein Prozessor <text:tab/><text:tab/><text:tab/><text:tab/><text:tab/>Operationen in einer bestimmten Zeit verarbeitet. <text:tab/><text:tab/><text:tab/><text:tab/><text:tab/><text:tab/></text:span><text:span text:style-name="T4">Angabe in MHz, GHz</text:span></text:p>
      <text:p text:style-name="P11"/>
      <text:p text:style-name="P11">2. Bus Taktfrequenz <text:s/>= <text:tab/>Ist ein Maß für die Geschwindigkeit mit welcher Daten und <text:tab/><text:tab/><text:tab/><text:tab/><text:tab/>Adresse über den Front-Side-Bus übertragen werden.</text:p>
      <text:p text:style-name="P2"><text:span text:style-name="T3"><text:tab/><text:tab/><text:tab/><text:tab/></text:span><text:span text:style-name="T4">Wird in M</text:span><text:span text:style-name="T6">Hz</text:span><text:span text:style-name="T4"> angegeben.</text:span></text:p>
      <text:p text:style-name="P11"/>
      <text:p text:style-name="P2"><text:span text:style-name="T3">3. Datenbusbreite <text:s text:c="4"/>=<text:tab/>Gibt an wie schnell Daten zum oder vom Prozessor bewegt <text:tab/><text:tab/><text:tab/><text:tab/><text:tab/>werden. </text:span><text:span text:style-name="T5">Angabe in Bit (max. 64 Bit)</text:span></text:p>
      <text:p text:style-name="P15"/>
      <text:p text:style-name="P12">4. MIPS <text:tab/><text:tab/> =<text:tab/>Ist die Angabe, wieviel Millionen Anweisungen der Prozessor <text:tab/><text:tab/><text:tab/><text:tab/>durchschnittlich innerhalb 1ner Sekunde verarbeitet.</text:p>
      <text:p text:style-name="P12"/>
      <text:p text:style-name="P13">5. Cache Größe <text:tab/> =<text:tab/>Angabe in Kilobyte oder Megabyte.</text:p>
      <text:p text:style-name="P13"/>
      <text:p text:style-name="P14"/>
      <text:p text:style-name="P14">6. Architektur<text:tab/><text:tab/> =<text:tab/>Gibt an wie Befehlssätze verarbeitet werden.</text:p>
      <text:p text:style-name="P3"><text:span text:style-name="T8"><text:tab/><text:tab/><text:tab/><text:tab/></text:span><text:span text:style-name="T7">(CISC = Complex Instruction Set Computing)</text:span></text:p>
      <text:p text:style-name="P3"><text:span text:style-name="T8"><text:tab/><text:tab/><text:tab/><text:tab/></text:span><text:span text:style-name="T7">(RISC = Reduced Instruction Set Computing)</text:span></text:p>
      <text:p text:style-name="P16"/>
      <text:p text:style-name="P16"/>
      <text:p text:style-name="P11"/>
      <text:p text:style-name="P11"/>
      <text:p text:style-name="P11"/>
      <text:p text:style-name="P2"><text:span text:style-name="T9"><text:tab/><text:tab/><text:tab/><text:tab/><text:tab/></text:span><text:span text:style-name="T10">Verbesserungen</text:span><text:span text:style-name="T3"> </text:span></text:p>
      <text:p text:style-name="P9"/>
      <text:p text:style-name="P10"/>
      <text:p text:style-name="P10"/>
      <text:p text:style-name="P10"><text:soft-page-break/>1. CPU und Bustakt Erweiterung</text:p>
      <text:p text:style-name="P10"/>
      <text:p text:style-name="P10">2. Größere Datenbusbreite</text:p>
      <text:p text:style-name="P10"/>
      <text:p text:style-name="P10">3. Verbesserte Herstellungstechnologie ( Mehrere Kerne, Hyperthreading)</text:p>
      <text:p text:style-name="P10"/>
      <text:p text:style-name="P10">4. Externe Kernspannung <text:s/>(Geringere Leistung in Form von Wärme)</text:p>
      <text:p text:style-name="P9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0-08T12:58:27</meta:creation-date>
    <dc:date>2013-01-21T12:03:18.53</dc:date>
    <meta:editing-duration>PT1H2M14S</meta:editing-duration>
    <meta:editing-cycles>7</meta:editing-cycles>
    <meta:generator>LibreOffice/3.6$Windows_x86 LibreOffice_project/2ef5aff-a6fb0ff-166bdff-cf087ad-0f1389</meta:generator>
    <meta:document-statistic meta:table-count="0" meta:image-count="0" meta:object-count="0" meta:page-count="2" meta:paragraph-count="22" meta:word-count="163" meta:character-count="1225" meta:non-whitespace-character-count="1023"/>
  </office:meta>
</office:document-meta>
</file>